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5.96cm"/>
    </style:style>
    <style:style style:name="co3" style:family="table-column">
      <style:table-column-properties fo:break-before="auto" style:column-width="3.47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12.047cm"/>
    </style:style>
    <style:style style:name="co7" style:family="table-column">
      <style:table-column-properties fo:break-before="auto" style:column-width="28.6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URI</text:p>
          </table:table-cell>
          <table:table-cell office:value-type="string">
            <text:p>Organisation</text:p>
          </table:table-cell>
          <table:table-cell office:value-type="string">
            <text:p>Abbreviation</text:p>
          </table:table-cell>
          <table:table-cell office:value-type="string">
            <text:p>Definition</text:p>
          </table:table-cell>
          <table:table-cell office:value-type="string">
            <text:p>ISNI Reference</text:p>
          </table:table-cell>
          <table:table-cell office:value-type="string">
            <text:p>notes on ISNI search</text:p>
          </table:table-cell>
          <table:table-cell office:value-type="string">
            <text:p>Ruth's Queries</text:p>
          </table:table-cell>
        </table:table-row>
        <table:table-row table:style-name="ro1">
          <table:table-cell office:value-type="string">
            <text:p>org01</text:p>
          </table:table-cell>
          <table:table-cell office:value-type="string">
            <text:p>Aristotle University of Thessalonikii</text:p>
          </table:table-cell>
          <table:table-cell office:value-type="string">
            <text:p>AUTH</text:p>
          </table:table-cell>
          <table:table-cell/>
          <table:table-cell office:value-type="float" office:value="121525373">
            <text:p>121525373</text:p>
          </table:table-cell>
          <table:table-cell table:number-columns-repeated="2"/>
        </table:table-row>
        <table:table-row table:style-name="ro1">
          <table:table-cell office:value-type="string">
            <text:p>org02</text:p>
          </table:table-cell>
          <table:table-cell office:value-type="string">
            <text:p>Atmospheric, Oceanic and Planetary Physics, University of Oxford</text:p>
          </table:table-cell>
          <table:table-cell office:value-type="string">
            <text:p>AOPP</text:p>
          </table:table-cell>
          <table:table-cell/>
          <table:table-cell office:value-type="float" office:value="419368948">
            <text:p>419368948</text:p>
          </table:table-cell>
          <table:table-cell office:value-type="string">
            <text:p>Oxford University ISNI not AOPP</text:p>
          </table:table-cell>
          <table:table-cell office:value-type="string">
            <text:p>? Abbreviation AOPP added by Ruth - not on CCI list</text:p>
          </table:table-cell>
        </table:table-row>
        <table:table-row table:style-name="ro1">
          <table:table-cell office:value-type="string">
            <text:p>org03</text:p>
          </table:table-cell>
          <table:table-cell office:value-type="string">
            <text:p>Belgian Institute for Space Aeronomy</text:p>
          </table:table-cell>
          <table:table-cell office:value-type="string">
            <text:p>BIRA</text:p>
          </table:table-cell>
          <table:table-cell/>
          <table:table-cell office:value-type="float" office:value="122893389">
            <text:p>122893389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04</text:p>
          </table:table-cell>
          <table:table-cell office:value-type="string">
            <text:p>Brockmann Consult GmbH</text:p>
          </table:table-cell>
          <table:table-cell office:value-type="string">
            <text:p>BC</text:p>
          </table:table-cell>
          <table:table-cell table:number-columns-repeated="2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05</text:p>
          </table:table-cell>
          <table:table-cell office:value-type="string">
            <text:p>Centre National de la Recherche Scientific</text:p>
          </table:table-cell>
          <table:table-cell office:value-type="string">
            <text:p>CNRS</text:p>
          </table:table-cell>
          <table:table-cell/>
          <table:table-cell office:value-type="float" office:value="121129282">
            <text:p>121129282</text:p>
          </table:table-cell>
          <table:table-cell table:number-columns-repeated="2"/>
        </table:table-row>
        <table:table-row table:style-name="ro1">
          <table:table-cell office:value-type="string">
            <text:p>org06</text:p>
          </table:table-cell>
          <table:table-cell office:value-type="string">
            <text:p>Centre National d'Etudes Spatiales</text:p>
          </table:table-cell>
          <table:table-cell office:value-type="string">
            <text:p>CNES</text:p>
          </table:table-cell>
          <table:table-cell/>
          <table:table-cell office:value-type="float" office:value="121584330">
            <text:p>121584330</text:p>
          </table:table-cell>
          <table:table-cell office:value-type="string">
            <text:p>3 entries; entry 2 selected here as a google search of this bring up CNES</text:p>
          </table:table-cell>
          <table:table-cell/>
        </table:table-row>
        <table:table-row table:style-name="ro2">
          <table:table-cell office:value-type="string">
            <text:p>org07</text:p>
          </table:table-cell>
          <table:table-cell office:value-type="string">
            <text:p>Chalmers University of Technology, G<text:span text:style-name="T1">ö</text:span>teberg, Sweden</text:p>
          </table:table-cell>
          <table:table-cell office:value-type="string">
            <text:p>CHA</text:p>
          </table:table-cell>
          <table:table-cell/>
          <table:table-cell office:value-type="float" office:value="122425235">
            <text:p>122425235</text:p>
          </table:table-cell>
          <table:table-cell/>
          <table:table-cell office:value-type="string">
            <text:p>ISNI search changed from 0000000107756028 as this is Building Service Engineering</text:p>
          </table:table-cell>
        </table:table-row>
        <table:table-row table:style-name="ro1">
          <table:table-cell office:value-type="string">
            <text:p>org08</text:p>
          </table:table-cell>
          <table:table-cell office:value-type="string">
            <text:p>Collecte Localisation Satellites</text:p>
          </table:table-cell>
          <table:table-cell office:value-type="string">
            <text:p>CLS</text:p>
          </table:table-cell>
          <table:table-cell/>
          <table:table-cell office:value-type="float" office:value="106573633">
            <text:p>106573633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09</text:p>
          </table:table-cell>
          <table:table-cell office:value-type="string">
            <text:p>Department of Geography, University of Zurich</text:p>
          </table:table-cell>
          <table:table-cell office:value-type="string">
            <text:p>GIUZ</text:p>
          </table:table-cell>
          <table:table-cell/>
          <table:table-cell office:value-type="float" office:value="419370650">
            <text:p>419370650</text:p>
          </table:table-cell>
          <table:table-cell office:value-type="string">
            <text:p>this is for the university</text:p>
          </table:table-cell>
          <table:table-cell/>
        </table:table-row>
        <table:table-row table:style-name="ro1">
          <table:table-cell office:value-type="string">
            <text:p>org10</text:p>
          </table:table-cell>
          <table:table-cell office:value-type="string">
            <text:p>Department of Geosciences, University of Oslo</text:p>
          </table:table-cell>
          <table:table-cell office:value-type="string">
            <text:p>GUIO</text:p>
          </table:table-cell>
          <table:table-cell/>
          <table:table-cell office:value-type="float" office:value="406109007">
            <text:p>406109007</text:p>
          </table:table-cell>
          <table:table-cell office:value-type="string">
            <text:p>? think this is correct, RP agrees</text:p>
          </table:table-cell>
          <table:table-cell office:value-type="string">
            <text:p>0000 0004 1936 8921 is the university of Oslo</text:p>
          </table:table-cell>
        </table:table-row>
        <table:table-row table:style-name="ro1">
          <table:table-cell office:value-type="string">
            <text:p>org11</text:p>
          </table:table-cell>
          <table:table-cell office:value-type="string">
            <text:p>Deutscher Wetterdienst</text:p>
          </table:table-cell>
          <table:table-cell office:value-type="string">
            <text:p>DWD</text:p>
          </table:table-cell>
          <table:table-cell/>
          <table:table-cell office:value-type="float" office:value="123217956">
            <text:p>123217956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12</text:p>
          </table:table-cell>
          <table:table-cell office:value-type="string">
            <text:p>Deutsches Zentrum fuer Luft- und Raumfahrt</text:p>
          </table:table-cell>
          <table:table-cell office:value-type="string">
            <text:p>DLR</text:p>
          </table:table-cell>
          <table:table-cell/>
          <table:table-cell office:value-type="float" office:value="89837915">
            <text:p>89837915</text:p>
          </table:table-cell>
          <table:table-cell office:value-type="string">
            <text:p>Mulitple entries, this one seems to be main</text:p>
          </table:table-cell>
          <table:table-cell/>
        </table:table-row>
        <table:table-row table:style-name="ro1">
          <table:table-cell office:value-type="string">
            <text:p>org13</text:p>
          </table:table-cell>
          <table:table-cell office:value-type="string">
            <text:p>DTU Space</text:p>
          </table:table-cell>
          <table:table-cell office:value-type="string">
            <text:p>DTU-S</text:p>
          </table:table-cell>
          <table:table-cell/>
          <table:table-cell office:value-type="string">
            <text:p>000000040618578X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14</text:p>
          </table:table-cell>
          <table:table-cell office:value-type="string">
            <text:p>ENVironmental Earth Observation IT GmbH</text:p>
          </table:table-cell>
          <table:table-cell office:value-type="string">
            <text:p>ENVEO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Not sure what this ?</text:p>
          </table:table-cell>
        </table:table-row>
        <table:table-row table:style-name="ro1">
          <table:table-cell office:value-type="string">
            <text:p>org15</text:p>
          </table:table-cell>
          <table:table-cell office:value-type="string">
            <text:p>European Space Agency</text:p>
          </table:table-cell>
          <table:table-cell office:value-type="string">
            <text:p>ESA</text:p>
          </table:table-cell>
          <table:table-cell/>
          <table:table-cell office:value-type="float" office:value="406236946">
            <text:p>406236946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16</text:p>
          </table:table-cell>
          <table:table-cell office:value-type="string">
            <text:p>Finnish Meteorological Institute</text:p>
          </table:table-cell>
          <table:table-cell office:value-type="string">
            <text:p>FMI</text:p>
          </table:table-cell>
          <table:table-cell/>
          <table:table-cell office:value-type="float" office:value="122538678">
            <text:p>122538678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17</text:p>
          </table:table-cell>
          <table:table-cell office:value-type="string">
            <text:p>Freie Universitaet Berlin</text:p>
          </table:table-cell>
          <table:table-cell office:value-type="string">
            <text:p>FUB</text:p>
          </table:table-cell>
          <table:table-cell/>
          <table:table-cell office:value-type="float" office:value="91164836">
            <text:p>91164836</text:p>
          </table:table-cell>
          <table:table-cell table:number-columns-repeated="2"/>
        </table:table-row>
        <table:table-row table:style-name="ro1">
          <table:table-cell office:value-type="string">
            <text:p>org18</text:p>
          </table:table-cell>
          <table:table-cell office:value-type="string">
            <text:p>Gamma Remote Sensing</text:p>
          </table:table-cell>
          <table:table-cell office:value-type="string">
            <text:p>Gamma</text:p>
          </table:table-cell>
          <table:table-cell table:number-columns-repeated="2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19</text:p>
          </table:table-cell>
          <table:table-cell office:value-type="string">
            <text:p>The Geological Survey of Denmark and Greenland</text:p>
          </table:table-cell>
          <table:table-cell office:value-type="string">
            <text:p>GEUS</text:p>
          </table:table-cell>
          <table:table-cell table:number-columns-repeated="2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20</text:p>
          </table:table-cell>
          <table:table-cell table:number-columns-repeated="2" office:value-type="string">
            <text:p>GMV</text:p>
          </table:table-cell>
          <table:table-cell/>
          <table:table-cell office:value-type="float" office:value="106814708">
            <text:p>106814708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21</text:p>
          </table:table-cell>
          <table:table-cell office:value-type="string">
            <text:p>Helmholtz-Zentrum Geesthacht</text:p>
          </table:table-cell>
          <table:table-cell office:value-type="string">
            <text:p>HZG</text:p>
          </table:table-cell>
          <table:table-cell/>
          <table:table-cell office:value-type="float" office:value="446732899">
            <text:p>446732899</text:p>
          </table:table-cell>
          <table:table-cell/>
          <table:table-cell office:value-type="string">
            <text:p>Helmholtz Centre Geesthacht Centre for Materials and Coastal Research Climate Service Center</text:p>
          </table:table-cell>
        </table:table-row>
        <table:table-row table:style-name="ro1">
          <table:table-cell office:value-type="string">
            <text:p>org22</text:p>
          </table:table-cell>
          <table:table-cell office:value-type="string">
            <text:p>HYGEOS</text:p>
          </table:table-cell>
          <table:table-cell table:number-columns-repeated="5"/>
        </table:table-row>
        <table:table-row table:style-name="ro1">
          <table:table-cell office:value-type="string">
            <text:p>org23</text:p>
          </table:table-cell>
          <table:table-cell office:value-type="string">
            <text:p>ICARE</text:p>
          </table:table-cell>
          <table:table-cell table:number-columns-repeated="2"/>
          <table:table-cell office:value-type="float" office:value="404050603">
            <text:p>404050603</text:p>
          </table:table-cell>
          <table:table-cell table:number-columns-repeated="2"/>
        </table:table-row>
        <table:table-row table:style-name="ro1">
          <table:table-cell office:value-type="string">
            <text:p>org24</text:p>
          </table:table-cell>
          <table:table-cell office:value-type="string">
            <text:p>Institut für Meterologie und Klimaforschung, KIT and Instituto de Astrofisca de Andalucia, Granada</text:p>
          </table:table-cell>
          <table:table-cell office:value-type="string">
            <text:p>IMKIAA</text:p>
          </table:table-cell>
          <table:table-cell table:number-columns-repeated="4"/>
        </table:table-row>
        <table:table-row table:style-name="ro1">
          <table:table-cell office:value-type="string">
            <text:p>org25</text:p>
          </table:table-cell>
          <table:table-cell office:value-type="string">
            <text:p>Institut für Meterologie und Klimaforschung, KIT, Karlsruhe</text:p>
          </table:table-cell>
          <table:table-cell office:value-type="string">
            <text:p>IMK</text:p>
          </table:table-cell>
          <table:table-cell table:number-columns-repeated="4"/>
        </table:table-row>
        <table:table-row table:style-name="ro1">
          <table:table-cell office:value-type="string">
            <text:p>org26</text:p>
          </table:table-cell>
          <table:table-cell office:value-type="string">
            <text:p>Institute for Atmospheric and Climate Science</text:p>
          </table:table-cell>
          <table:table-cell office:value-type="string">
            <text:p>IAC</text:p>
          </table:table-cell>
          <table:table-cell table:number-columns-repeated="4"/>
        </table:table-row>
        <table:table-row table:style-name="ro1">
          <table:table-cell office:value-type="string">
            <text:p>org27</text:p>
          </table:table-cell>
          <table:table-cell office:value-type="string">
            <text:p>Institute for Environment and Sustainability</text:p>
          </table:table-cell>
          <table:table-cell office:value-type="string">
            <text:p>IES-JRC</text:p>
          </table:table-cell>
          <table:table-cell table:number-columns-repeated="4"/>
        </table:table-row>
        <table:table-row table:style-name="ro1">
          <table:table-cell office:value-type="string">
            <text:p>org28</text:p>
          </table:table-cell>
          <table:table-cell office:value-type="string">
            <text:p>Institute of Environmental Physics</text:p>
          </table:table-cell>
          <table:table-cell office:value-type="string">
            <text:p>IUP</text:p>
          </table:table-cell>
          <table:table-cell table:number-columns-repeated="4"/>
        </table:table-row>
        <table:table-row table:style-name="ro1">
          <table:table-cell office:value-type="string">
            <text:p>org29</text:p>
          </table:table-cell>
          <table:table-cell office:value-type="string">
            <text:p>Instituto de Astrofisca de Andalucia, Granada</text:p>
          </table:table-cell>
          <table:table-cell office:value-type="string">
            <text:p>IAA</text:p>
          </table:table-cell>
          <table:table-cell/>
          <table:table-cell office:value-type="float" office:value="417937043">
            <text:p>417937043</text:p>
          </table:table-cell>
          <table:table-cell table:number-columns-repeated="2"/>
        </table:table-row>
        <table:table-row table:style-name="ro1">
          <table:table-cell office:value-type="string">
            <text:p>org30</text:p>
          </table:table-cell>
          <table:table-cell office:value-type="string">
            <text:p>Instituto Nacional de Investigacion y Tecnologia Agraria y Alimentaria</text:p>
          </table:table-cell>
          <table:table-cell office:value-type="string">
            <text:p>INIA</text:p>
          </table:table-cell>
          <table:table-cell/>
          <table:table-cell office:value-type="string">
            <text:p>000000012300669X</text:p>
          </table:table-cell>
          <table:table-cell table:number-columns-repeated="2"/>
        </table:table-row>
        <table:table-row table:style-name="ro1">
          <table:table-cell office:value-type="string">
            <text:p>org31</text:p>
          </table:table-cell>
          <table:table-cell office:value-type="string">
            <text:p>Instituto Superior de Agronomia</text:p>
          </table:table-cell>
          <table:table-cell office:value-type="string">
            <text:p>ISA</text:p>
          </table:table-cell>
          <table:table-cell/>
          <table:table-cell office:value-type="float" office:value="122154586">
            <text:p>122154586</text:p>
          </table:table-cell>
          <table:table-cell table:number-columns-repeated="2"/>
        </table:table-row>
        <table:table-row table:style-name="ro1">
          <table:table-cell office:value-type="string">
            <text:p>org32</text:p>
          </table:table-cell>
          <table:table-cell office:value-type="string">
            <text:p>International Centre for Integrated Mountain Development</text:p>
          </table:table-cell>
          <table:table-cell office:value-type="string">
            <text:p>ICIMOD</text:p>
          </table:table-cell>
          <table:table-cell/>
          <table:table-cell office:value-type="float" office:value="403820442">
            <text:p>403820442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33</text:p>
          </table:table-cell>
          <table:table-cell office:value-type="string">
            <text:p>Juelich Forschungszentrum</text:p>
          </table:table-cell>
          <table:table-cell table:number-columns-repeated="3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34</text:p>
          </table:table-cell>
          <table:table-cell office:value-type="string">
            <text:p>Kommission fuer Erdmessung und Glaziologie</text:p>
          </table:table-cell>
          <table:table-cell office:value-type="string">
            <text:p>KEG</text:p>
          </table:table-cell>
          <table:table-cell table:number-columns-repeated="2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35</text:p>
          </table:table-cell>
          <table:table-cell office:value-type="string">
            <text:p>Laboratoire Atmospheres, Milieux, Observations Spatiales</text:p>
          </table:table-cell>
          <table:table-cell office:value-type="string">
            <text:p>LATMOS</text:p>
          </table:table-cell>
          <table:table-cell/>
          <table:table-cell office:value-type="float" office:value="104563087">
            <text:p>104563087</text:p>
          </table:table-cell>
          <table:table-cell table:number-columns-repeated="2"/>
        </table:table-row>
        <table:table-row table:style-name="ro1">
          <table:table-cell office:value-type="string">
            <text:p>org36</text:p>
          </table:table-cell>
          <table:table-cell office:value-type="string">
            <text:p>Laboratoire d'Etudes en Geodesie et Oceanographie Spatiales</text:p>
          </table:table-cell>
          <table:table-cell office:value-type="string">
            <text:p>LEGOS</text:p>
          </table:table-cell>
          <table:table-cell table:number-columns-repeated="3"/>
          <table:table-cell office:value-type="string">
            <text:p>0000 0004 0384 4620, Laboratoire d'études en Géophysique et océanographie spatiales, Laboratory of Geophysics and Oceanography Space Studies, LEGOS - SAME THING??</text:p>
          </table:table-cell>
        </table:table-row>
        <table:table-row table:style-name="ro1">
          <table:table-cell office:value-type="string">
            <text:p>org37</text:p>
          </table:table-cell>
          <table:table-cell office:value-type="string">
            <text:p>Laboratoire d'Optique Atmosphérique</text:p>
          </table:table-cell>
          <table:table-cell office:value-type="string">
            <text:p>LOA</text:p>
          </table:table-cell>
          <table:table-cell/>
          <table:table-cell office:value-type="float" office:value="403683740">
            <text:p>403683740</text:p>
          </table:table-cell>
          <table:table-cell table:number-columns-repeated="2"/>
        </table:table-row>
        <table:table-row table:style-name="ro1">
          <table:table-cell office:value-type="string">
            <text:p>org38</text:p>
          </table:table-cell>
          <table:table-cell office:value-type="string">
            <text:p>Laboratoire des Sciences du Climat et L'Environement</text:p>
          </table:table-cell>
          <table:table-cell office:value-type="string">
            <text:p>LSCE</text:p>
          </table:table-cell>
          <table:table-cell/>
          <table:table-cell office:value-type="float" office:value="105849722">
            <text:p>105849722</text:p>
          </table:table-cell>
          <table:table-cell table:number-columns-repeated="2"/>
        </table:table-row>
        <table:table-row table:style-name="ro1">
          <table:table-cell office:value-type="string">
            <text:p>org39</text:p>
          </table:table-cell>
          <table:table-cell office:value-type="string">
            <text:p>Max-Planck Institute for Meteorology</text:p>
          </table:table-cell>
          <table:table-cell office:value-type="string">
            <text:p>MPI-M</text:p>
          </table:table-cell>
          <table:table-cell table:number-columns-repeated="2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40</text:p>
          </table:table-cell>
          <table:table-cell office:value-type="string">
            <text:p>Met Office Hadley Centre</text:p>
          </table:table-cell>
          <table:table-cell office:value-type="string">
            <text:p>MOHC</text:p>
          </table:table-cell>
          <table:table-cell office:value-type="string">
            <text:p>UKMO</text:p>
          </table:table-cell>
          <table:table-cell office:value-type="float" office:value="405133830">
            <text:p>405133830</text:p>
          </table:table-cell>
          <table:table-cell office:value-type="string">
            <text:p>Met Office general, not Hadley Centre specific</text:p>
          </table:table-cell>
          <table:table-cell/>
        </table:table-row>
        <table:table-row table:style-name="ro1">
          <table:table-cell office:value-type="string">
            <text:p>org41</text:p>
          </table:table-cell>
          <table:table-cell office:value-type="string">
            <text:p>Meteo Swiss</text:p>
          </table:table-cell>
          <table:table-cell table:number-columns-repeated="2"/>
          <table:table-cell office:value-type="float" office:value="120343615">
            <text:p>120343615</text:p>
          </table:table-cell>
          <table:table-cell table:number-columns-repeated="2"/>
        </table:table-row>
        <table:table-row table:style-name="ro1">
          <table:table-cell office:value-type="string">
            <text:p>org42</text:p>
          </table:table-cell>
          <table:table-cell office:value-type="string">
            <text:p>Nansen Environmental and Remote Sensing Center</text:p>
          </table:table-cell>
          <table:table-cell office:value-type="string">
            <text:p>NERSC</text:p>
          </table:table-cell>
          <table:table-cell/>
          <table:table-cell office:value-type="float" office:value="122289878">
            <text:p>122289878</text:p>
          </table:table-cell>
          <table:table-cell table:number-columns-repeated="2"/>
        </table:table-row>
        <table:table-row table:style-name="ro1">
          <table:table-cell office:value-type="string">
            <text:p>org43</text:p>
          </table:table-cell>
          <table:table-cell office:value-type="string">
            <text:p>National Snow and Ice Data Center</text:p>
          </table:table-cell>
          <table:table-cell office:value-type="string">
            <text:p>NSIDC</text:p>
          </table:table-cell>
          <table:table-cell/>
          <table:table-cell office:value-type="string">
            <text:p>000000012204386X</text:p>
          </table:table-cell>
          <table:table-cell table:number-columns-repeated="2"/>
        </table:table-row>
        <table:table-row table:style-name="ro1">
          <table:table-cell office:value-type="string">
            <text:p>org44</text:p>
          </table:table-cell>
          <table:table-cell office:value-type="string">
            <text:p>Netherlands Institute for Space Research</text:p>
          </table:table-cell>
          <table:table-cell office:value-type="string">
            <text:p>SRON</text:p>
          </table:table-cell>
          <table:table-cell table:number-columns-repeated="4"/>
        </table:table-row>
        <table:table-row table:style-name="ro1">
          <table:table-cell office:value-type="string">
            <text:p>org45</text:p>
          </table:table-cell>
          <table:table-cell office:value-type="string">
            <text:p>Norwegian Institute for Air Research</text:p>
          </table:table-cell>
          <table:table-cell office:value-type="string">
            <text:p>NILU</text:p>
          </table:table-cell>
          <table:table-cell/>
          <table:table-cell office:value-type="float" office:value="98886866">
            <text:p>98886866</text:p>
          </table:table-cell>
          <table:table-cell table:number-columns-repeated="2"/>
        </table:table-row>
        <table:table-row table:style-name="ro1">
          <table:table-cell office:value-type="string">
            <text:p>org46</text:p>
          </table:table-cell>
          <table:table-cell office:value-type="string">
            <text:p>Norwegian Meteorological Institute</text:p>
          </table:table-cell>
          <table:table-cell office:value-type="string">
            <text:p>MetNo</text:p>
          </table:table-cell>
          <table:table-cell/>
          <table:table-cell office:value-type="float" office:value="102261499">
            <text:p>102261499</text:p>
          </table:table-cell>
          <table:table-cell table:number-columns-repeated="2"/>
        </table:table-row>
        <table:table-row table:style-name="ro1">
          <table:table-cell office:value-type="string">
            <text:p>org47</text:p>
          </table:table-cell>
          <table:table-cell office:value-type="string">
            <text:p>Norwegian Water Resources and Energy Directorate</text:p>
          </table:table-cell>
          <table:table-cell office:value-type="string">
            <text:p>NVE</text:p>
          </table:table-cell>
          <table:table-cell/>
          <table:table-cell office:value-type="float" office:value="122367549">
            <text:p>122367549</text:p>
          </table:table-cell>
          <table:table-cell table:number-columns-repeated="2"/>
        </table:table-row>
        <table:table-row table:style-name="ro1">
          <table:table-cell office:value-type="string">
            <text:p>org48</text:p>
          </table:table-cell>
          <table:table-cell office:value-type="string">
            <text:p>Paul-Scherrer-Institut</text:p>
          </table:table-cell>
          <table:table-cell office:value-type="string">
            <text:p>PSI</text:p>
          </table:table-cell>
          <table:table-cell/>
          <table:table-cell office:value-type="float" office:value="110907501">
            <text:p>110907501</text:p>
          </table:table-cell>
          <table:table-cell table:number-columns-repeated="2"/>
        </table:table-row>
        <table:table-row table:style-name="ro1">
          <table:table-cell office:value-type="string">
            <text:p>org49</text:p>
          </table:table-cell>
          <table:table-cell office:value-type="string">
            <text:p>Plymouth Marine Laboratory</text:p>
          </table:table-cell>
          <table:table-cell office:value-type="string">
            <text:p>PML</text:p>
          </table:table-cell>
          <table:table-cell/>
          <table:table-cell office:value-type="float" office:value="121062153">
            <text:p>121062153</text:p>
          </table:table-cell>
          <table:table-cell table:number-columns-repeated="2"/>
        </table:table-row>
        <table:table-row table:style-name="ro1">
          <table:table-cell office:value-type="string">
            <text:p>org50</text:p>
          </table:table-cell>
          <table:table-cell office:value-type="string">
            <text:p>Royal Meteorological Institute of Belgium</text:p>
          </table:table-cell>
          <table:table-cell office:value-type="string">
            <text:p>RMIB</text:p>
          </table:table-cell>
          <table:table-cell/>
          <table:table-cell office:value-type="float" office:value="110892733">
            <text:p>110892733</text:p>
          </table:table-cell>
          <table:table-cell table:number-columns-repeated="2"/>
        </table:table-row>
        <table:table-row table:style-name="ro1">
          <table:table-cell office:value-type="string">
            <text:p>org51</text:p>
          </table:table-cell>
          <table:table-cell office:value-type="string">
            <text:p>Royal Netherlands Meteorological Institute</text:p>
          </table:table-cell>
          <table:table-cell office:value-type="string">
            <text:p>KNMI</text:p>
          </table:table-cell>
          <table:table-cell/>
          <table:table-cell office:value-type="float" office:value="417979868">
            <text:p>417979868</text:p>
          </table:table-cell>
          <table:table-cell table:number-columns-repeated="2"/>
        </table:table-row>
        <table:table-row table:style-name="ro1">
          <table:table-cell office:value-type="string">
            <text:p>org52</text:p>
          </table:table-cell>
          <table:table-cell office:value-type="string">
            <text:p>Rutherford Appleton Laboratory</text:p>
          </table:table-cell>
          <table:table-cell office:value-type="string">
            <text:p>RAL</text:p>
          </table:table-cell>
          <table:table-cell/>
          <table:table-cell office:value-type="float" office:value="122375485">
            <text:p>122375485</text:p>
          </table:table-cell>
          <table:table-cell table:number-columns-repeated="2"/>
        </table:table-row>
        <table:table-row table:style-name="ro1">
          <table:table-cell office:value-type="string">
            <text:p>org53</text:p>
          </table:table-cell>
          <table:table-cell office:value-type="string">
            <text:p>School of Earth and Environment, University of Leeds</text:p>
          </table:table-cell>
          <table:table-cell office:value-type="string">
            <text:p>SEEL</text:p>
          </table:table-cell>
          <table:table-cell/>
          <table:table-cell office:value-type="float" office:value="446804119">
            <text:p>446804119</text:p>
          </table:table-cell>
          <table:table-cell table:number-columns-repeated="2"/>
        </table:table-row>
        <table:table-row table:style-name="ro1">
          <table:table-cell office:value-type="string">
            <text:p>org54</text:p>
          </table:table-cell>
          <table:table-cell office:value-type="string">
            <text:p>School of Geographical Sciences, University of Bristol</text:p>
          </table:table-cell>
          <table:table-cell office:value-type="string">
            <text:p>SGS</text:p>
          </table:table-cell>
          <table:table-cell/>
          <table:table-cell office:value-type="float" office:value="403720564">
            <text:p>403720564</text:p>
          </table:table-cell>
          <table:table-cell table:number-columns-repeated="2"/>
        </table:table-row>
        <table:table-row table:style-name="ro1">
          <table:table-cell office:value-type="string">
            <text:p>org55</text:p>
          </table:table-cell>
          <table:table-cell office:value-type="string">
            <text:p>Science [&amp;] Technology AS</text:p>
          </table:table-cell>
          <table:table-cell office:value-type="string">
            <text:p>S[&amp;]T</text:p>
          </table:table-cell>
          <table:table-cell table:number-columns-repeated="2"/>
          <table:table-cell office:value-type="string">
            <text:p>more information required</text:p>
          </table:table-cell>
          <table:table-cell/>
        </table:table-row>
        <table:table-row table:style-name="ro1">
          <table:table-cell office:value-type="string">
            <text:p>org56</text:p>
          </table:table-cell>
          <table:table-cell office:value-type="string">
            <text:p>Swansea University</text:p>
          </table:table-cell>
          <table:table-cell table:number-columns-repeated="2"/>
          <table:table-cell office:value-type="float" office:value="106588800">
            <text:p>106588800</text:p>
          </table:table-cell>
          <table:table-cell table:number-columns-repeated="2"/>
        </table:table-row>
        <table:table-row table:style-name="ro1">
          <table:table-cell office:value-type="string">
            <text:p>org57</text:p>
          </table:table-cell>
          <table:table-cell office:value-type="string">
            <text:p>Swiss Federal Laboratories for Material Testing and Research</text:p>
          </table:table-cell>
          <table:table-cell office:value-type="string">
            <text:p>EMPA</text:p>
          </table:table-cell>
          <table:table-cell/>
          <table:table-cell office:value-type="float" office:value="123313059">
            <text:p>123313059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58</text:p>
          </table:table-cell>
          <table:table-cell office:value-type="string">
            <text:p>Universite Catholique de Louvain</text:p>
          </table:table-cell>
          <table:table-cell office:value-type="string">
            <text:p>UCL</text:p>
          </table:table-cell>
          <table:table-cell/>
          <table:table-cell office:value-type="float" office:value="123232283">
            <text:p>123232283</text:p>
          </table:table-cell>
          <table:table-cell office:value-type="string">
            <text:p>3 entries (this is final entry 1970 -)</text:p>
          </table:table-cell>
          <table:table-cell/>
        </table:table-row>
        <table:table-row table:style-name="ro1">
          <table:table-cell office:value-type="string">
            <text:p>org59</text:p>
          </table:table-cell>
          <table:table-cell office:value-type="string">
            <text:p>University of Alcala</text:p>
          </table:table-cell>
          <table:table-cell office:value-type="string">
            <text:p>UAH</text:p>
          </table:table-cell>
          <table:table-cell/>
          <table:table-cell office:value-type="float" office:value="419370239">
            <text:p>419370239</text:p>
          </table:table-cell>
          <table:table-cell table:number-columns-repeated="2"/>
        </table:table-row>
        <table:table-row table:style-name="ro1">
          <table:table-cell office:value-type="string">
            <text:p>org60</text:p>
          </table:table-cell>
          <table:table-cell office:value-type="string">
            <text:p>University of Athens</text:p>
          </table:table-cell>
          <table:table-cell office:value-type="string">
            <text:p>NKUA</text:p>
          </table:table-cell>
          <table:table-cell/>
          <table:table-cell office:value-type="float" office:value="121663573">
            <text:p>121663573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61</text:p>
          </table:table-cell>
          <table:table-cell office:value-type="string">
            <text:p>University of Bremen</text:p>
          </table:table-cell>
          <table:table-cell table:number-columns-repeated="2"/>
          <table:table-cell office:value-type="float" office:value="122974381">
            <text:p>122974381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62</text:p>
          </table:table-cell>
          <table:table-cell office:value-type="string">
            <text:p>University of Cambridge</text:p>
          </table:table-cell>
          <table:table-cell table:number-columns-repeated="2"/>
          <table:table-cell office:value-type="float" office:value="121885934">
            <text:p>121885934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63</text:p>
          </table:table-cell>
          <table:table-cell office:value-type="string">
            <text:p>University of Edinburgh</text:p>
          </table:table-cell>
          <table:table-cell table:number-columns-repeated="5"/>
        </table:table-row>
        <table:table-row table:style-name="ro1">
          <table:table-cell office:value-type="string">
            <text:p>org64</text:p>
          </table:table-cell>
          <table:table-cell office:value-type="string">
            <text:p>University of Jena</text:p>
          </table:table-cell>
          <table:table-cell office:value-type="string">
            <text:p>UJENA</text:p>
          </table:table-cell>
          <table:table-cell/>
          <table:table-cell office:value-type="float" office:value="119424776">
            <text:p>119424776</text:p>
          </table:table-cell>
          <table:table-cell table:number-columns-repeated="2"/>
        </table:table-row>
        <table:table-row table:style-name="ro1">
          <table:table-cell office:value-type="string">
            <text:p>org65</text:p>
          </table:table-cell>
          <table:table-cell office:value-type="string">
            <text:p>University of Leicester</text:p>
          </table:table-cell>
          <table:table-cell table:number-columns-repeated="2"/>
          <table:table-cell office:value-type="float" office:value="419368411">
            <text:p>419368411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66</text:p>
          </table:table-cell>
          <table:table-cell office:value-type="string">
            <text:p>University of Leeds</text:p>
          </table:table-cell>
          <table:table-cell office:value-type="string">
            <text:p>UL</text:p>
          </table:table-cell>
          <table:table-cell/>
          <table:table-cell office:value-type="float" office:value="419368403">
            <text:p>419368403</text:p>
          </table:table-cell>
          <table:table-cell table:number-columns-repeated="2"/>
        </table:table-row>
        <table:table-row table:style-name="ro1">
          <table:table-cell office:value-type="string">
            <text:p>org67</text:p>
          </table:table-cell>
          <table:table-cell office:value-type="string">
            <text:p>University of Saskatchewan, Canada</text:p>
          </table:table-cell>
          <table:table-cell office:value-type="string">
            <text:p>SASK</text:p>
          </table:table-cell>
          <table:table-cell/>
          <table:table-cell office:value-type="float" office:value="419369246">
            <text:p>419369246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68</text:p>
          </table:table-cell>
          <table:table-cell office:value-type="string">
            <text:p>University of York</text:p>
          </table:table-cell>
          <table:table-cell office:value-type="string">
            <text:p>UoY</text:p>
          </table:table-cell>
          <table:table-cell/>
          <table:table-cell office:value-type="float" office:value="419369668">
            <text:p>419369668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69</text:p>
          </table:table-cell>
          <table:table-cell office:value-type="string">
            <text:p>University of Zurich</text:p>
          </table:table-cell>
          <table:table-cell office:value-type="string">
            <text:p>UZH</text:p>
          </table:table-cell>
          <table:table-cell/>
          <table:table-cell office:value-type="float" office:value="419370650">
            <text:p>419370650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70</text:p>
          </table:table-cell>
          <table:table-cell office:value-type="string">
            <text:p>Vienna University of Technology</text:p>
          </table:table-cell>
          <table:table-cell office:value-type="string">
            <text:p>TU Wien</text:p>
          </table:table-cell>
          <table:table-cell/>
          <table:table-cell office:value-type="float" office:value="419370669">
            <text:p>419370669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71</text:p>
          </table:table-cell>
          <table:table-cell office:value-type="string">
            <text:p>VU University Amsterdam</text:p>
          </table:table-cell>
          <table:table-cell office:value-type="string">
            <text:p>VUA</text:p>
          </table:table-cell>
          <table:table-cell/>
          <table:table-cell office:value-type="float" office:value="417549227">
            <text:p>417549227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72</text:p>
          </table:table-cell>
          <table:table-cell office:value-type="string">
            <text:p>Wageningen University</text:p>
          </table:table-cell>
          <table:table-cell table:number-columns-repeated="2"/>
          <table:table-cell office:value-type="float" office:value="122848633">
            <text:p>122848633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73</text:p>
          </table:table-cell>
          <table:table-cell office:value-type="string">
            <text:p>World Glacier Monitoring Service</text:p>
          </table:table-cell>
          <table:table-cell office:value-type="string">
            <text:p>WGMS</text:p>
          </table:table-cell>
          <table:table-cell/>
          <table:table-cell office:value-type="float" office:value="109421088">
            <text:p>109421088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74</text:p>
          </table:table-cell>
          <table:table-cell office:value-type="string">
            <text:p>ESACCI_SST</text:p>
          </table:table-cell>
          <table:table-cell table:number-columns-repeated="5"/>
        </table:table-row>
        <table:table-row table:style-name="ro1">
          <table:table-cell office:value-type="string">
            <text:p>org75</text:p>
          </table:table-cell>
          <table:table-cell office:value-type="string">
            <text:p>British Antarctic Survey</text:p>
          </table:table-cell>
          <table:table-cell office:value-type="string">
            <text:p>BAS</text:p>
          </table:table-cell>
          <table:table-cell/>
          <table:table-cell office:value-type="float" office:value="405983800">
            <text:p>405983800</text:p>
          </table:table-cell>
          <table:table-cell table:number-columns-repeated="2"/>
        </table:table-row>
        <table:table-row table:style-name="ro1">
          <table:table-cell office:value-type="string">
            <text:p>org76</text:p>
          </table:table-cell>
          <table:table-cell office:value-type="string">
            <text:p>Deutschen Zentrums für Luft- und Raumfahrt, Institut für Methodik der Fernerkundung</text:p>
          </table:table-cell>
          <table:table-cell office:value-type="string">
            <text:p>DLR-IMF</text:p>
          </table:table-cell>
          <table:table-cell table:number-columns-repeated="4"/>
        </table:table-row>
        <table:table-row table:style-name="ro1">
          <table:table-cell office:value-type="string">
            <text:p>org77</text:p>
          </table:table-cell>
          <table:table-cell office:value-type="string">
            <text:p>Danish Meteorological Institute</text:p>
          </table:table-cell>
          <table:table-cell office:value-type="string">
            <text:p>DMI</text:p>
          </table:table-cell>
          <table:table-cell table:number-columns-repeated="4"/>
        </table:table-row>
        <table:table-row table:style-name="ro1">
          <table:table-cell office:value-type="string">
            <text:p>org78</text:p>
          </table:table-cell>
          <table:table-cell office:value-type="string">
            <text:p>DTU-Space, Department of Geodynamics</text:p>
          </table:table-cell>
          <table:table-cell office:value-type="string">
            <text:p>DTU-GDK</text:p>
          </table:table-cell>
          <table:table-cell table:number-columns-repeated="4"/>
        </table:table-row>
        <table:table-row table:style-name="ro1">
          <table:table-cell office:value-type="string">
            <text:p>org79</text:p>
          </table:table-cell>
          <table:table-cell office:value-type="string">
            <text:p>DTU-Space, Department of Microwaves and Remote Sensing</text:p>
          </table:table-cell>
          <table:table-cell office:value-type="string">
            <text:p>DTU-MRS</text:p>
          </table:table-cell>
          <table:table-cell table:number-columns-repeated="4"/>
        </table:table-row>
        <table:table-row table:style-name="ro1">
          <table:table-cell office:value-type="string">
            <text:p>org80</text:p>
          </table:table-cell>
          <table:table-cell office:value-type="string">
            <text:p>Niels Bohr Institute</text:p>
          </table:table-cell>
          <table:table-cell office:value-type="string">
            <text:p>NBI</text:p>
          </table:table-cell>
          <table:table-cell table:number-columns-repeated="4"/>
        </table:table-row>
        <table:table-row table:style-name="ro1">
          <table:table-cell office:value-type="string">
            <text:p>org81</text:p>
          </table:table-cell>
          <table:table-cell office:value-type="string">
            <text:p>Technische Universität Dresden</text:p>
          </table:table-cell>
          <table:table-cell office:value-type="string">
            <text:p>TUDr</text:p>
          </table:table-cell>
          <table:table-cell table:number-columns-repeated="4"/>
        </table:table-row>
        <table:table-row table:style-name="ro1">
          <table:table-cell office:value-type="string">
            <text:p>org82</text:p>
          </table:table-cell>
          <table:table-cell office:value-type="string">
            <text:p>Technische Universität München</text:p>
          </table:table-cell>
          <table:table-cell office:value-type="string">
            <text:p>TUM</text:p>
          </table:table-cell>
          <table:table-cell table:number-columns-repeated="4"/>
        </table:table-row>
        <table:table-row table:style-name="ro1">
          <table:table-cell office:value-type="string">
            <text:p>org83</text:p>
          </table:table-cell>
          <table:table-cell office:value-type="string">
            <text:p>University College London</text:p>
          </table:table-cell>
          <table:table-cell office:value-type="string">
            <text:p>UCLON</text:p>
          </table:table-cell>
          <table:table-cell/>
          <table:table-cell office:value-type="float" office:value="121901201">
            <text:p>121901201</text:p>
          </table:table-cell>
          <table:table-cell table:number-columns-repeated="2"/>
        </table:table-row>
        <table:table-row table:style-name="ro1">
          <table:table-cell office:value-type="string">
            <text:p>org84</text:p>
          </table:table-cell>
          <table:table-cell office:value-type="string">
            <text:p>University of Leeds, Centre for Polar Observation and Modelling</text:p>
          </table:table-cell>
          <table:table-cell office:value-type="string">
            <text:p>UL-CPOM</text:p>
          </table:table-cell>
          <table:table-cell table:number-columns-repeated="4"/>
        </table:table-row>
        <table:table-row table:style-name="ro1">
          <table:table-cell office:value-type="string">
            <text:p>org85</text:p>
          </table:table-cell>
          <table:table-cell office:value-type="string">
            <text:p>University of Leeds, School of Earth and Environment</text:p>
          </table:table-cell>
          <table:table-cell office:value-type="string">
            <text:p>UL-SEE</text:p>
          </table:table-cell>
          <table:table-cell table:number-columns-repeated="4"/>
        </table:table-row>
        <table:table-row table:style-name="ro1">
          <table:table-cell office:value-type="string">
            <text:p>org86</text:p>
          </table:table-cell>
          <table:table-cell office:value-type="string">
            <text:p>Alfred-Wegener-Institut Helmholtz-Zentrum für Polar- und Meeresforschung</text:p>
          </table:table-cell>
          <table:table-cell office:value-type="string">
            <text:p>AWI</text:p>
          </table:table-cell>
          <table:table-cell table:number-columns-repeated="4"/>
        </table:table-row>
        <table:table-row table:style-name="ro1">
          <table:table-cell office:value-type="string">
            <text:p>org87</text:p>
          </table:table-cell>
          <table:table-cell table:number-columns-repeated="2" office:value-type="string">
            <text:p>ACRI-ST</text:p>
          </table:table-cell>
          <table:table-cell table:number-columns-repeated="4"/>
        </table:table-row>
        <table:table-row table:style-name="ro1">
          <table:table-cell office:value-type="string">
            <text:p>org88</text:p>
          </table:table-cell>
          <table:table-cell table:number-columns-repeated="2" office:value-type="string">
            <text:p>LOCEAN</text:p>
          </table:table-cell>
          <table:table-cell/>
          <table:table-cell office:value-type="float" office:value="107285406">
            <text:p>107285406</text:p>
          </table:table-cell>
          <table:table-cell table:number-columns-repeated="2"/>
        </table:table-row>
        <table:table-row table:style-name="ro1">
          <table:table-cell office:value-type="string">
            <text:p>org89</text:p>
          </table:table-cell>
          <table:table-cell office:value-type="string">
            <text:p>Institut Francais de Recherche pour l'Exploitation de la mer / CERSAT</text:p>
          </table:table-cell>
          <table:table-cell office:value-type="string">
            <text:p>IFREMER/CERSAT</text:p>
          </table:table-cell>
          <table:table-cell table:number-columns-repeated="4"/>
        </table:table-row>
        <table:table-row table:style-name="ro1">
          <table:table-cell office:value-type="string">
            <text:p>org90</text:p>
          </table:table-cell>
          <table:table-cell office:value-type="string">
            <text:p>Transmissivity B.V. / VanderSat B.V.</text:p>
          </table:table-cell>
          <table:table-cell table:number-columns-repeated="5"/>
        </table:table-row>
        <table:table-row table:style-name="ro1">
          <table:table-cell office:value-type="string">
            <text:p>org91</text:p>
          </table:table-cell>
          <table:table-cell office:value-type="string">
            <text:p>University of Reading</text:p>
          </table:table-cell>
          <table:table-cell table:number-columns-repeated="5"/>
        </table:table-row>
        <table:table-row table:style-name="ro1">
          <table:table-cell office:value-type="string">
            <text:p>org92</text:p>
          </table:table-cell>
          <table:table-cell office:value-type="string">
            <text:p>H2O Geomatics</text:p>
          </table:table-cell>
          <table:table-cell table:number-columns-repeated="5"/>
        </table:table-row>
        <table:table-row table:style-name="ro1">
          <table:table-cell office:value-type="string">
            <text:p>org93</text:p>
          </table:table-cell>
          <table:table-cell office:value-type="string">
            <text:p>Deutsches Fernerkundungsdatenzentrum</text:p>
          </table:table-cell>
          <table:table-cell office:value-type="string">
            <text:p>DFD</text:p>
          </table:table-cell>
          <table:table-cell/>
          <table:table-cell office:value-type="float" office:value="405502827">
            <text:p>405502827</text:p>
          </table:table-cell>
          <table:table-cell table:number-columns-repeated="2"/>
        </table:table-row>
        <table:table-row table:style-name="ro1">
          <table:table-cell office:value-type="string">
            <text:p>org94</text:p>
          </table:table-cell>
          <table:table-cell office:value-type="string">
            <text:p>Laboratoire de Meteorologie Dynamique</text:p>
          </table:table-cell>
          <table:table-cell office:value-type="string">
            <text:p>LMD</text:p>
          </table:table-cell>
          <table:table-cell/>
          <table:table-cell office:value-type="float" office:value="403850473">
            <text:p>403850473</text:p>
          </table:table-cell>
          <table:table-cell table:number-columns-repeated="2"/>
        </table:table-row>
        <table:table-row table:style-name="ro1">
          <table:table-cell office:value-type="string">
            <text:p>org95</text:p>
          </table:table-cell>
          <table:table-cell office:value-type="string">
            <text:p>Universite Libre de Bruxelles</text:p>
          </table:table-cell>
          <table:table-cell office:value-type="string">
            <text:p>ULB</text:p>
          </table:table-cell>
          <table:table-cell/>
          <table:table-cell office:value-type="float" office:value="123486355">
            <text:p>123486355</text:p>
          </table:table-cell>
          <table:table-cell table:number-columns-repeated="2"/>
        </table:table-row>
        <table:table-row table:style-name="ro1">
          <table:table-cell office:value-type="string">
            <text:p>org96</text:p>
          </table:table-cell>
          <table:table-cell office:value-type="string">
            <text:p>Université de Toulouse</text:p>
          </table:table-cell>
          <table:table-cell table:number-columns-repeated="2"/>
          <table:table-cell office:value-type="float" office:value="123531689">
            <text:p>123531689</text:p>
          </table:table-cell>
          <table:table-cell table:number-columns-repeated="2"/>
        </table:table-row>
        <table:table-row table:style-name="ro1">
          <table:table-cell office:value-type="string">
            <text:p>org97</text:p>
          </table:table-cell>
          <table:table-cell office:value-type="string">
            <text:p>Institut de Recherche pour le Développement</text:p>
          </table:table-cell>
          <table:table-cell office:value-type="string">
            <text:p>IRD</text:p>
          </table:table-cell>
          <table:table-cell/>
          <table:table-cell office:value-type="float" office:value="122879528">
            <text:p>122879528</text:p>
          </table:table-cell>
          <table:table-cell table:number-columns-repeated="2"/>
        </table:table-row>
        <table:table-row table:style-name="ro1">
          <table:table-cell office:value-type="string">
            <text:p>org98</text:p>
          </table:table-cell>
          <table:table-cell office:value-type="string">
            <text:p>University of Bern</text:p>
          </table:table-cell>
          <table:table-cell table:number-columns-repeated="2"/>
          <table:table-cell office:value-type="float" office:value="404779832">
            <text:p>404779832</text:p>
          </table:table-cell>
          <table:table-cell table:number-columns-repeated="2"/>
        </table:table-row>
        <table:table-row table:style-name="ro1">
          <table:table-cell office:value-type="string">
            <text:p>org99</text:p>
          </table:table-cell>
          <table:table-cell office:value-type="string">
            <text:p>Estellus</text:p>
          </table:table-cell>
          <table:table-cell table:number-columns-repeated="5"/>
        </table:table-row>
        <table:table-row table:style-name="ro1">
          <table:table-cell office:value-type="string">
            <text:p>org100</text:p>
          </table:table-cell>
          <table:table-cell office:value-type="string">
            <text:p>Norwegian Computing Center</text:p>
          </table:table-cell>
          <table:table-cell office:value-type="string">
            <text:p>NCC</text:p>
          </table:table-cell>
          <table:table-cell/>
          <table:table-cell office:value-type="float" office:value="107301058">
            <text:p>107301058</text:p>
          </table:table-cell>
          <table:table-cell table:number-columns-repeated="2"/>
        </table:table-row>
        <table:table-row table:style-name="ro1">
          <table:table-cell office:value-type="string">
            <text:p>org101</text:p>
          </table:table-cell>
          <table:table-cell office:value-type="string">
            <text:p>Planet Labs</text:p>
          </table:table-cell>
          <table:table-cell table:number-columns-repeated="2"/>
          <table:table-cell office:value-type="float" office:value="493345234">
            <text:p>493345234</text:p>
          </table:table-cell>
          <table:table-cell table:number-columns-repeated="2"/>
        </table:table-row>
        <table:table-row table:style-name="ro1">
          <table:table-cell office:value-type="string">
            <text:p>org102</text:p>
          </table:table-cell>
          <table:table-cell office:value-type="string">
            <text:p>Centre d'Etudes Spatiales de la Biosphère</text:p>
          </table:table-cell>
          <table:table-cell office:value-type="string">
            <text:p>CESBIO</text:p>
          </table:table-cell>
          <table:table-cell/>
          <table:table-cell office:value-type="float" office:value="403828364">
            <text:p>403828364</text:p>
          </table:table-cell>
          <table:table-cell table:number-columns-repeated="2"/>
        </table:table-row>
        <table:table-row table:style-name="ro1">
          <table:table-cell office:value-type="string">
            <text:p>org103</text:p>
          </table:table-cell>
          <table:table-cell office:value-type="string">
            <text:p>EODC Gmbh</text:p>
          </table:table-cell>
          <table:table-cell office:value-type="string">
            <text:p>EODC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9">19/01/2024</text:date>, <text:time>16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9T16:23:15.01</dc:date>
    <meta:document-statistic meta:table-count="1" meta:cell-count="408" meta:object-count="0"/>
    <meta:generator>OpenOffice/4.1.15$Win32 OpenOffice.org_project/4115m2$Build-9813</meta:generator>
  </office:meta>
</office:document-meta>
</file>